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settings.xml" manifest:media-type="text/xml"/>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3/content.xml" manifest:media-type="text/xml"/>
  <manifest:file-entry manifest:full-path="Object 3/styles.xml" manifest:media-type="text/xml"/>
  <manifest:file-entry manifest:full-path="Object 3/meta.xml" manifest:media-type="text/xml"/>
  <manifest:file-entry manifest:full-path="Object 3/" manifest:media-type="application/vnd.oasis.opendocument.chart"/>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officeooo:rsid="000b4ecb" officeooo:paragraph-rsid="000b4ecb"/>
    </style:style>
    <style:style style:name="P2" style:family="paragraph" style:parent-style-name="Text_20_body">
      <style:text-properties officeooo:rsid="000e42b7" officeooo:paragraph-rsid="000e42b7"/>
    </style:style>
    <style:style style:name="P3" style:family="paragraph" style:parent-style-name="Text_20_body">
      <style:text-properties officeooo:rsid="000e42b7" officeooo:paragraph-rsid="00166913"/>
    </style:style>
    <style:style style:name="P4" style:family="paragraph" style:parent-style-name="Text_20_body">
      <style:text-properties officeooo:paragraph-rsid="000ef12b"/>
    </style:style>
    <style:style style:name="P5" style:family="paragraph" style:parent-style-name="Text_20_body">
      <style:text-properties officeooo:rsid="000bc10b" officeooo:paragraph-rsid="00210003"/>
    </style:style>
    <style:style style:name="P6" style:family="paragraph" style:parent-style-name="Text_20_body">
      <style:text-properties officeooo:rsid="00094554" officeooo:paragraph-rsid="00094554"/>
    </style:style>
    <style:style style:name="P7" style:family="paragraph" style:parent-style-name="Text_20_body">
      <style:text-properties officeooo:rsid="001f6ff1" officeooo:paragraph-rsid="001f6ff1"/>
    </style:style>
    <style:style style:name="P8" style:family="paragraph" style:parent-style-name="Text_20_body">
      <style:text-properties fo:font-weight="bold" officeooo:rsid="001f6ff1" officeooo:paragraph-rsid="001f6ff1" style:font-weight-asian="bold" style:font-weight-complex="bold"/>
    </style:style>
    <style:style style:name="P9" style:family="paragraph" style:parent-style-name="Text_20_body">
      <style:text-properties fo:font-weight="bold" officeooo:rsid="00228280" officeooo:paragraph-rsid="00228280" style:font-weight-asian="bold" style:font-weight-complex="bold"/>
    </style:style>
    <style:style style:name="P10" style:family="paragraph" style:parent-style-name="Text_20_body">
      <style:text-properties officeooo:rsid="001f9219" officeooo:paragraph-rsid="001f9219"/>
    </style:style>
    <style:style style:name="P11" style:family="paragraph" style:parent-style-name="Text_20_body">
      <style:text-properties officeooo:paragraph-rsid="00228280"/>
    </style:style>
    <style:style style:name="P12" style:family="paragraph" style:parent-style-name="Text_20_body">
      <style:text-properties officeooo:rsid="0022c2a3" officeooo:paragraph-rsid="0022c2a3"/>
    </style:style>
    <style:style style:name="P13" style:family="paragraph" style:parent-style-name="Text_20_body">
      <style:text-properties officeooo:paragraph-rsid="002a222d"/>
    </style:style>
    <style:style style:name="P14" style:family="paragraph" style:parent-style-name="Text_20_body">
      <style:text-properties officeooo:rsid="002a222d" officeooo:paragraph-rsid="002a222d"/>
    </style:style>
    <style:style style:name="P15" style:family="paragraph" style:parent-style-name="Text_20_body">
      <style:text-properties officeooo:paragraph-rsid="002db71b"/>
    </style:style>
    <style:style style:name="P16" style:family="paragraph" style:parent-style-name="Text_20_body">
      <style:text-properties officeooo:rsid="003a5310" officeooo:paragraph-rsid="003a5310"/>
    </style:style>
    <style:style style:name="P17" style:family="paragraph" style:parent-style-name="Text_20_body">
      <style:text-properties fo:font-weight="normal" officeooo:rsid="00228280" officeooo:paragraph-rsid="00228280" style:font-weight-asian="normal" style:font-weight-complex="normal"/>
    </style:style>
    <style:style style:name="P18" style:family="paragraph" style:parent-style-name="Text_20_body">
      <style:text-properties fo:font-weight="normal" officeooo:rsid="002a222d" officeooo:paragraph-rsid="002a222d" style:font-weight-asian="normal" style:font-weight-complex="normal"/>
    </style:style>
    <style:style style:name="P19" style:family="paragraph" style:parent-style-name="Text_20_body">
      <style:text-properties fo:font-weight="normal" officeooo:rsid="0022c2a3" officeooo:paragraph-rsid="0022c2a3" style:font-weight-asian="normal" style:font-weight-complex="normal"/>
    </style:style>
    <style:style style:name="P20" style:family="paragraph" style:parent-style-name="Text_20_body">
      <style:text-properties officeooo:rsid="003629d3" officeooo:paragraph-rsid="003629d3" fo:background-color="#ffff00"/>
    </style:style>
    <style:style style:name="P21" style:family="paragraph" style:parent-style-name="Title">
      <style:text-properties officeooo:rsid="00094554" officeooo:paragraph-rsid="00094554"/>
    </style:style>
    <style:style style:name="P22" style:family="paragraph" style:parent-style-name="Subtitle">
      <style:text-properties officeooo:rsid="00094554" officeooo:paragraph-rsid="00094554"/>
    </style:style>
    <style:style style:name="P23" style:family="paragraph" style:parent-style-name="Heading_20_1">
      <style:text-properties officeooo:rsid="000b4ecb" officeooo:paragraph-rsid="000b4ecb"/>
    </style:style>
    <style:style style:name="P24" style:family="paragraph" style:parent-style-name="Heading_20_1">
      <style:text-properties officeooo:rsid="000bb900" officeooo:paragraph-rsid="000bb900"/>
    </style:style>
    <style:style style:name="P25" style:family="paragraph" style:parent-style-name="Heading_20_1">
      <style:text-properties officeooo:rsid="000ef12b" officeooo:paragraph-rsid="000ef12b"/>
    </style:style>
    <style:style style:name="P26" style:family="paragraph" style:parent-style-name="Heading_20_1">
      <style:text-properties officeooo:rsid="001f9219" officeooo:paragraph-rsid="001f9219"/>
    </style:style>
    <style:style style:name="P27" style:family="paragraph" style:parent-style-name="Text_20_body">
      <style:text-properties officeooo:rsid="002b2b6b" officeooo:paragraph-rsid="002b2b6b" fo:background-color="#ffff00"/>
    </style:style>
    <style:style style:name="P28" style:family="paragraph" style:parent-style-name="Text_20_body">
      <style:text-properties officeooo:rsid="004d6125" officeooo:paragraph-rsid="004d6125"/>
    </style:style>
    <style:style style:name="T1" style:family="text">
      <style:text-properties officeooo:rsid="0009d3e2"/>
    </style:style>
    <style:style style:name="T2" style:family="text">
      <style:text-properties officeooo:rsid="000b8a24"/>
    </style:style>
    <style:style style:name="T3" style:family="text">
      <style:text-properties officeooo:rsid="000c9256"/>
    </style:style>
    <style:style style:name="T4" style:family="text">
      <style:text-properties officeooo:rsid="00166913"/>
    </style:style>
    <style:style style:name="T5" style:family="text">
      <style:text-properties fo:font-weight="normal" style:font-weight-asian="normal" style:font-weight-complex="normal"/>
    </style:style>
    <style:style style:name="T6" style:family="text">
      <style:text-properties fo:font-weight="normal" officeooo:rsid="001f9219" style:font-weight-asian="normal" style:font-weight-complex="normal"/>
    </style:style>
    <style:style style:name="T7" style:family="text">
      <style:text-properties fo:font-weight="normal" officeooo:rsid="00228280" style:font-weight-asian="normal" style:font-weight-complex="normal"/>
    </style:style>
    <style:style style:name="T8" style:family="text">
      <style:text-properties officeooo:rsid="00234f33"/>
    </style:style>
    <style:style style:name="T9" style:family="text">
      <style:text-properties officeooo:rsid="0028c6bc"/>
    </style:style>
    <style:style style:name="T10" style:family="text">
      <style:text-properties officeooo:rsid="002db71b"/>
    </style:style>
    <style:style style:name="T11" style:family="text">
      <style:text-properties officeooo:rsid="002e87e2"/>
    </style:style>
    <style:style style:name="T12" style:family="text">
      <style:text-properties officeooo:rsid="002f9761"/>
    </style:style>
    <style:style style:name="T13" style:family="text">
      <style:text-properties officeooo:rsid="0031be36"/>
    </style:style>
    <style:style style:name="T14" style:family="text">
      <style:text-properties officeooo:rsid="0032a0a7"/>
    </style:style>
    <style:style style:name="T15" style:family="text">
      <style:text-properties officeooo:rsid="00344f52"/>
    </style:style>
    <style:style style:name="T16" style:family="text">
      <style:text-properties officeooo:rsid="003c3a6d"/>
    </style:style>
    <style:style style:name="T17" style:family="text">
      <style:text-properties officeooo:rsid="003fe4a1"/>
    </style:style>
    <style:style style:name="T18" style:family="text">
      <style:text-properties officeooo:rsid="0040a64d"/>
    </style:style>
    <style:style style:name="T19" style:family="text">
      <style:text-properties officeooo:rsid="00426179"/>
    </style:style>
    <style:style style:name="fr1" style:family="graphic" style:parent-style-name="OLE">
      <style:graphic-properties style:vertical-pos="top" style:vertical-rel="paragraph" style:horizontal-pos="center"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Computer Networking 2016-2017</text:p>
      <text:p text:style-name="P22">Assignment 1</text:p>
      <text:p text:style-name="P22">Student Number - s1368177</text:p>
      <text:p text:style-name="P22"/>
      <text:p text:style-name="P6">This report aims to address coursework 1 of the course Computer Networking <text:span text:style-name="T1">(2016-2017). This courswork involves running various simulations to compare the performance of various rate adaptation algorithms for 802.11 a/b/g wireless networks using the ns-3 simulator. This involves altering the transmission bit-rate in the physical layer.</text:span></text:p>
      <text:p text:style-name="P7">The methods explored in these experiments are:</text:p>
      <text:p text:style-name="P8">AARF – <text:span text:style-name="T5">Adaptive Auto Rate Fallback </text:span><text:span text:style-name="T6">[2]</text:span></text:p>
      <text:p text:style-name="P8">CARA – <text:span text:style-name="T5">Collision Aware Rate Adaptation </text:span><text:span text:style-name="T6">[3] </text:span></text:p>
      <text:p text:style-name="P9"><text:span text:style-name="T6">T</text:span><text:span text:style-name="T5">he general parameters common to all experiments are as follows:</text:span></text:p>
      <text:p text:style-name="P17">- Log Distance propagation loss model. </text:p>
      <text:p text:style-name="P11"><text:span text:style-name="T7">- C</text:span><text:span text:style-name="T5">onstant </text:span><text:span text:style-name="T7">B</text:span><text:span text:style-name="T5">it </text:span><text:span text:style-name="T7">R</text:span><text:span text:style-name="T5">ate traffic </text:span><text:span text:style-name="T7">of 20 Mbps over UDP</text:span></text:p>
      <text:p text:style-name="P17">- 1 KB packet size</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Note: The scripts used to run experiments print the average (out of 5) aggregate throughput for each individual experiment to the terminal. (Output files are simply created by copying the throughputs and converting them to the desired units)</text:p>
      <text:h text:style-name="P23" text:outline-level="1"><text:soft-page-break/>Part 1</text:h>
      <text:p text:style-name="P1">This experiment involved two nodes, the access point and the station node. With the station node as the sender and the access point as the receiver, values of throughput have been recorded as we increase the distance from 5m to 100m, in installments of 5metres. The parameters for this experiment are exactly as defined in the coursework handout <text:span text:style-name="T2">and are constant for the two rate adaptation methods used, with and without Rayleigh fading. [1] The datapoints used are an average of five runs each with a different seed.</text:span></text:p>
      <text:p text:style-name="P1">The resulting plot is shown below:</text:p>
      <text:p text:style-name="P1"/>
      <text:p text:style-name="P13"><draw:frame draw:style-name="fr1" draw:name="Object1" text:anchor-type="paragraph" svg:width="15.998cm" svg:height="8.999cm" draw:z-index="0"><draw:object xlink:href="./Object 1" xlink:type="simple" xlink:show="embed" xlink:actuate="onLoad"/><draw:image xlink:href="./ObjectReplacements/Object 1" xlink:type="simple" xlink:show="embed" xlink:actuate="onLoad"/></draw:frame><text:span text:style-name="T8">As one would expect that the signal-to-noise ratio would decrease with distance exponentially, therefore a general downward trend is expected. [4] It is observed that the throughput achieved from using AARF, in general (with and without fading), work better than their CARA, (with and without fading) counterparts.</text:span> <text:span text:style-name="T9">The cause of this is that when transmission of a frame in AARF fails, it returns to a lower rate but also increases the threshold for the number of required successful transmissions by two times. However, in the case of CARA, it uses a rate fallback method similar to ARF (auto rate fallback) and everytime a probing frame fails, it doesn't increase the threshold and keeps trying and failing again after the set threshold is hit, thus decreasing the overall throughput. [2] [5]</text:span></text:p>
      <text:p text:style-name="P14">Even in the case of fading, when channel conditions are changing quickly, CARA cannot adapt effectively because the the optimum rate changes from one <text:span text:style-name="T17">frame</text:span> to next and requires 1 to 2 <text:span text:style-name="T17">frame</text:span> failures and upto 10 succesful transmissions to fail, it never synchronises with sub<text:span text:style-name="T17">frame</text:span> transmission changes. [5]</text:p>
      <text:p text:style-name="P27"/>
      <text:p text:style-name="P27"/>
      <text:h text:style-name="P24" text:outline-level="1"><text:soft-page-break/>Part 2</text:h>
      <text:p text:style-name="P5">This experiment involved changing the number of station nodes from 1 to 50 in installments of 5 (therefore, the last number would be 46) without Rayleigh fading for the two rate adaptation algorithms. <text:span text:style-name="T3">The access point is fixed at the centre, whereas the nodes are placed at a fixed distance / radius of 10 metres at the circumference of the circle. The parameters for this experiment are exactly as defined in the coursework handout and are constant for the two rate adaptation methods used. <text:s/>[1] The datapoints used are an average of five runs each with a different seed.</text:span></text:p>
      <text:p text:style-name="P2">The resulting plot is shown below:</text:p>
      <text:p text:style-name="P2"/>
      <text:p text:style-name="P2"><draw:frame draw:style-name="fr1" draw:name="Object2" text:anchor-type="paragraph" svg:width="16cm" svg:height="8.999cm" draw:z-index="1"><draw:object xlink:href="./Object 2" xlink:type="simple" xlink:show="embed" xlink:actuate="onLoad"/><draw:image xlink:href="./ObjectReplacements/Object 2" xlink:type="simple" xlink:show="embed" xlink:actuate="onLoad"/></draw:frame></text:p>
      <text:p text:style-name="P15"><text:span text:style-name="T10">It is observed that the throughput achieved by using CARA is higher than that achieved in the case of AARF. Since all the nodes are equi-distant from the access point (AP) the noise resulting in both cases isn't a factor in the comparison. The transmission failures occuring in this case is mainly due to collisions and not transmission errors. The reason that CARA adapts the transmission rate better than AARF is that it is robust against collisions. This is attributed to the fact that when two nodes collide, CARA only detects the node with the shortest transmission time as a failure and not both. [2].</text:span> AARF choose<text:span text:style-name="T11">s</text:span> a suboptimal rate whenever the number of <text:span text:style-name="T13">nodes </text:span>is greater than <text:span text:style-name="T19">2 (in this case we have executed the experiment at 6)</text:span>. <text:span text:style-name="T14">It is due to the fact</text:span> that <text:span text:style-name="T12">it</text:span> assume<text:span text:style-name="T12">s</text:span> <text:span text:style-name="T12">that </text:span>all <text:span text:style-name="T18">frame</text:span> losses are due to transmission errors. <text:span text:style-name="T15">Also, whenever the rate changes, the RTS/CTS mechanism of CARA is turned off, whereas AARF keeps probing, hence affecting the throughput.</text:span></text:p>
      <text:p text:style-name="P20"/>
      <text:p text:style-name="P2"/>
      <text:p text:style-name="P2"/>
      <text:p text:style-name="P2"/>
      <text:h text:style-name="P25" text:outline-level="1"><text:soft-page-break/>Part 3</text:h>
      <text:p text:style-name="P5">This experiment involved changing the number of station nodes from 1 to 50 in installments of 5 (therefore, the last number would be 46) <text:span text:style-name="T4">with</text:span> Rayleigh fading for the two rate adaptation algorithms. <text:span text:style-name="T3">The access point is fixed at the centre, whereas the nodes are placed randomly within a radius of 25 metres. The parameters for this experiment are exactly as defined in the coursework handout and are constant for the two rate adaptation methods used. [1] The datapoints used are an average of five runs each with a different seed.</text:span></text:p>
      <text:p text:style-name="P3">The resulting plot is shown below:</text:p>
      <text:p text:style-name="P3"/>
      <text:p text:style-name="P3"><draw:frame draw:style-name="fr1" draw:name="Object3" text:anchor-type="paragraph" svg:width="16cm" svg:height="8.999cm" draw:z-index="2"><draw:object xlink:href="./Object 3" xlink:type="simple" xlink:show="embed" xlink:actuate="onLoad"/><draw:image xlink:href="./ObjectReplacements/Object 3" xlink:type="simple" xlink:show="embed" xlink:actuate="onLoad"/></draw:frame></text:p>
      <text:p text:style-name="P16">As observed in Part 2, CARA, over the course of this experiment works better than AARF. The difference in this experiment is that we have added Rayleigh Fading, a distribution model to emulate the variation in attenuation due to certain factors. Also, the fact that the nodes are randomly scattered in a confined 25m radius means that the interference from other nodes will contribute to additive noise <text:span text:style-name="T16">resulting in more collisions, which as we explored in part 2, will make CARA work better as it is robust towards collisions.</text:span></text:p>
      <text:p text:style-name="P4"/>
      <text:p text:style-name="P4"/>
      <text:p text:style-name="P4"/>
      <text:p text:style-name="P4"/>
      <text:p text:style-name="P4"/>
      <text:h text:style-name="P26" text:outline-level="1"><text:soft-page-break/>References</text:h>
      <text:p text:style-name="P10">[1] https://dl.dropboxusercontent.com/u/2916351/CN/assignments/CN-Assignment_1.pdf</text:p>
      <text:p text:style-name="P10">[2] <text:a xlink:type="simple" xlink:href="http://ieeexplore.ieee.org/stamp/stamp.jsp?arnumber=4625680" text:style-name="Internet_20_link" text:visited-style-name="Visited_20_Internet_20_Link">http://ieeexplore.ieee.org/stamp/stamp.jsp?arnumber=4625680</text:a></text:p>
      <text:p text:style-name="P10">[3] <text:a xlink:type="simple" xlink:href="http://dx.doi.org/10.1109/INFOCOM.2006.316" text:style-name="Internet_20_link" text:visited-style-name="Visited_20_Internet_20_Link">http://dx.doi.org/10.1109/INFOCOM.2006.316</text:a></text:p>
      <text:p text:style-name="P12">[4] <text:a xlink:type="simple" xlink:href="https://dl.dropboxusercontent.com/u/2916351/CN/lecture-slides/wireless_comms_overview.pdf" text:style-name="Internet_20_link" text:visited-style-name="Visited_20_Internet_20_Link"><text:span text:style-name="T5">https://dl.dropboxusercontent.com/u/2916351/CN/lecture-slides/wireless_comms_overview.pdf</text:span></text:a></text:p>
      <text:p text:style-name="P14"><text:span text:style-name="T5">[5] </text:span><text:a xlink:type="simple" xlink:href="http://delivery.acm.org/10.1145/1030000/1023687/p126-lacage.pdf?ip=129.215.2.50&amp;id=1023687&amp;acc=ACTIVE%20SERVICE&amp;key=C2D842D97AC95F7A%2EEB9E991028F4E1F1%2E4D4702B0C3E38B35%2E4D4702B0C3E38B35&amp;CFID=733629933&amp;CFTOKEN=38552490&amp;__acm__=1488413694_1d428b38ebdc2e5789ca4b94a25e97a6" text:style-name="Internet_20_link" text:visited-style-name="Visited_20_Internet_20_Link"><text:span text:style-name="T5">http://delivery.acm.org/10.1145/1030000/1023687/p126-lacage.pdf?ip=129.215.2.50&amp;id=1023687&amp;acc=ACTIVE%20SERVICE&amp;key=C2D842D97AC95F7A%2EEB9E991028F4E1F1%2E4D4702B0C3E38B35%2E4D4702B0C3E38B35&amp;CFID=733629933&amp;CFTOKEN=38552490&amp;__acm__=1488413694_1d428b38ebdc2e5789ca4b94a25e97a6</text:span></text:a></text:p>
      <text:p text:style-name="P18"/>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Tahoma"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Liberation Serif" fo:font-size="12pt" fo:language="en" fo:country="GB" style:letter-kerning="true" style:font-name-asian="Tahoma"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Tahoma" style:font-family-asian="Tahoma"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ashvir Surana</meta:initial-creator>
    <meta:creation-date>2017-02-28T16:27:15.362903368</meta:creation-date>
    <dc:date>2017-03-03T00:34:13.469334800</dc:date>
    <dc:creator>Yashvir Surana</dc:creator>
    <meta:editing-duration>PT14H26M54S</meta:editing-duration>
    <meta:editing-cycles>70</meta:editing-cycles>
    <meta:generator>LibreOffice/5.0.6.2$Linux_X86_64 LibreOffice_project/00$Build-2</meta:generator>
    <meta:document-statistic meta:table-count="0" meta:image-count="0" meta:object-count="3" meta:page-count="5" meta:paragraph-count="31" meta:word-count="893" meta:character-count="5842" meta:non-whitespace-character-count="4975"/>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10" style:family="chart" style:data-style-name="N0">
      <style:chart-properties chart:symbol-type="none" chart:link-data-style-to-source="true"/>
      <style:graphic-properties svg:stroke-width="0.076cm" svg:stroke-color="#ff420e" draw:fill-color="#ff420e" dr3d:edge-rounding="5%"/>
      <style:text-properties fo:font-size="10pt" style:font-size-asian="10pt" style:font-size-complex="10pt"/>
    </style:style>
    <style:style style:name="ch11" style:family="chart" style:data-style-name="N0">
      <style:chart-properties chart:symbol-type="none" chart:link-data-style-to-source="true"/>
      <style:graphic-properties svg:stroke-width="0.08cm" svg:stroke-color="#ffd320" draw:fill-color="#ffd320" dr3d:edge-rounding="5%"/>
      <style:text-properties fo:font-size="10pt" style:font-size-asian="10pt" style:font-size-complex="10pt"/>
    </style:style>
    <style:style style:name="ch12" style:family="chart" style:data-style-name="N0">
      <style:chart-properties chart:symbol-type="none" chart:link-data-style-to-source="true"/>
      <style:graphic-properties svg:stroke-width="0.076cm" svg:stroke-color="#579d1c" draw:fill-color="#579d1c"/>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5.998cm" svg:height="8.999cm" xlink:href="." xlink:type="simple" chart:class="chart:line" chart:style-name="ch1">
        <chart:title svg:x="2.955cm" svg:y="0.315cm" chart:style-name="ch2">
          <text:p>Throughput of Rate Adaptation Methods vs Distance</text:p>
        </chart:title>
        <chart:legend chart:legend-position="end" svg:x="11.585cm" svg:y="3.453cm" style:legend-expansion="high" chart:style-name="ch3"/>
        <chart:plot-area chart:style-name="ch4" chart:data-source-has-labels="both" svg:x="1.33cm" svg:y="1.273cm" svg:width="9.936cm" svg:height="6.566cm">
          <chartooo:coordinate-region svg:x="1.951cm" svg:y="1.472cm" svg:width="9.035cm" svg:height="5.72cm"/>
          <chart:axis chart:dimension="x" chart:name="primary-x" chart:style-name="ch5" chartooo:axis-type="auto">
            <chartooo:date-scale/>
            <chart:title svg:x="4.931cm" svg:y="8.018cm" chart:style-name="ch6">
              <text:p>Distance (metres)</text:p>
            </chart:title>
            <chart:categories table:cell-range-address="local-table.$A$2:.$A$21"/>
          </chart:axis>
          <chart:axis chart:dimension="y" chart:name="primary-y" chart:style-name="ch5">
            <chart:title svg:x="0.451cm" svg:y="5.989cm" chart:style-name="ch7">
              <text:p>Throughput (Mbps)</text:p>
            </chart:title>
            <chart:grid chart:style-name="ch8" chart:class="major"/>
          </chart:axis>
          <chart:series chart:style-name="ch9" chart:values-cell-range-address="local-table.$B$2:.$B$21" chart:label-cell-address="local-table.$B$1" chart:class="chart:line">
            <chart:data-point chart:repeated="20"/>
          </chart:series>
          <chart:series chart:style-name="ch10" chart:values-cell-range-address="local-table.$C$2:.$C$21" chart:label-cell-address="local-table.$C$1" chart:class="chart:line">
            <chart:data-point chart:repeated="20"/>
          </chart:series>
          <chart:series chart:style-name="ch11" chart:values-cell-range-address="local-table.$D$2:.$D$21" chart:label-cell-address="local-table.$D$1" chart:class="chart:line">
            <chart:data-point chart:repeated="20"/>
          </chart:series>
          <chart:series chart:style-name="ch12" chart:values-cell-range-address="local-table.$E$2:.$E$21" chart:label-cell-address="local-table.$E$1" chart:class="chart:line">
            <chart:data-point chart:repeated="20"/>
          </chart:series>
          <chart:wall chart:style-name="ch13"/>
          <chart:floor chart:style-name="ch14"/>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AARF_NO_FADING</text:p>
              </table:table-cell>
              <table:table-cell office:value-type="string">
                <text:p>AARF_Rayleigh</text:p>
              </table:table-cell>
              <table:table-cell office:value-type="string">
                <text:p>CARA_NO_FADING</text:p>
              </table:table-cell>
              <table:table-cell office:value-type="string">
                <text:p>CARA_Rayleigh</text:p>
              </table:table-cell>
            </table:table-row>
          </table:table-header-rows>
          <table:table-rows>
            <table:table-row>
              <table:table-cell office:value-type="float" office:value="5">
                <text:p>5</text:p>
              </table:table-cell>
              <table:table-cell office:value-type="float" office:value="20.4089862060547">
                <text:p>20.4089862060547</text:p>
              </table:table-cell>
              <table:table-cell office:value-type="float" office:value="20.4131597900391">
                <text:p>20.4131597900391</text:p>
              </table:table-cell>
              <table:table-cell office:value-type="float" office:value="20.3938970947266">
                <text:p>20.3938970947266</text:p>
              </table:table-cell>
              <table:table-cell office:value-type="float" office:value="20.3693371582031">
                <text:p>20.3693371582031</text:p>
              </table:table-cell>
            </table:table-row>
            <table:table-row>
              <table:table-cell office:value-type="float" office:value="10">
                <text:p>10</text:p>
              </table:table-cell>
              <table:table-cell office:value-type="float" office:value="20.3805737304687">
                <text:p>20.3805737304687</text:p>
              </table:table-cell>
              <table:table-cell office:value-type="float" office:value="20.3842657470703">
                <text:p>20.3842657470703</text:p>
              </table:table-cell>
              <table:table-cell office:value-type="float" office:value="20.3911682128906">
                <text:p>20.3911682128906</text:p>
              </table:table-cell>
              <table:table-cell office:value-type="float" office:value="19.1999310302734">
                <text:p>19.1999310302734</text:p>
              </table:table-cell>
            </table:table-row>
            <table:table-row>
              <table:table-cell office:value-type="float" office:value="15">
                <text:p>15</text:p>
              </table:table-cell>
              <table:table-cell office:value-type="float" office:value="20.3524822998047">
                <text:p>20.3524822998047</text:p>
              </table:table-cell>
              <table:table-cell office:value-type="float" office:value="16.5647943115234">
                <text:p>16.5647943115234</text:p>
              </table:table-cell>
              <table:table-cell office:value-type="float" office:value="20.4054547119141">
                <text:p>20.4054547119141</text:p>
              </table:table-cell>
              <table:table-cell office:value-type="float" office:value="13.5411932373047">
                <text:p>13.5411932373047</text:p>
              </table:table-cell>
            </table:table-row>
            <table:table-row>
              <table:table-cell office:value-type="float" office:value="20">
                <text:p>20</text:p>
              </table:table-cell>
              <table:table-cell office:value-type="float" office:value="20.4123571777344">
                <text:p>20.4123571777344</text:p>
              </table:table-cell>
              <table:table-cell office:value-type="float" office:value="13.3638159179688">
                <text:p>13.3638159179688</text:p>
              </table:table-cell>
              <table:table-cell office:value-type="float" office:value="20.4038494873047">
                <text:p>20.4038494873047</text:p>
              </table:table-cell>
              <table:table-cell office:value-type="float" office:value="10.1997576904297">
                <text:p>10.1997576904297</text:p>
              </table:table-cell>
            </table:table-row>
            <table:table-row>
              <table:table-cell office:value-type="float" office:value="25">
                <text:p>25</text:p>
              </table:table-cell>
              <table:table-cell office:value-type="float" office:value="20.4181359863281">
                <text:p>20.4181359863281</text:p>
              </table:table-cell>
              <table:table-cell office:value-type="float" office:value="11.0616027832031">
                <text:p>11.0616027832031</text:p>
              </table:table-cell>
              <table:table-cell office:value-type="float" office:value="20.3972680664063">
                <text:p>20.3972680664063</text:p>
              </table:table-cell>
              <table:table-cell office:value-type="float" office:value="8.83740356445312">
                <text:p>8.83740356445312</text:p>
              </table:table-cell>
            </table:table-row>
            <table:table-row>
              <table:table-cell office:value-type="float" office:value="30">
                <text:p>30</text:p>
              </table:table-cell>
              <table:table-cell office:value-type="float" office:value="15.2377551269531">
                <text:p>15.2377551269531</text:p>
              </table:table-cell>
              <table:table-cell office:value-type="float" office:value="9.41993957519531">
                <text:p>9.41993957519531</text:p>
              </table:table-cell>
              <table:table-cell office:value-type="float" office:value="10.9704260253906">
                <text:p>10.9704260253906</text:p>
              </table:table-cell>
              <table:table-cell office:value-type="float" office:value="7.75114807128906">
                <text:p>7.75114807128906</text:p>
              </table:table-cell>
            </table:table-row>
            <table:table-row>
              <table:table-cell office:value-type="float" office:value="35">
                <text:p>35</text:p>
              </table:table-cell>
              <table:table-cell office:value-type="float" office:value="18.2371173095703">
                <text:p>18.2371173095703</text:p>
              </table:table-cell>
              <table:table-cell office:value-type="float" office:value="8.32822631835938">
                <text:p>8.32822631835938</text:p>
              </table:table-cell>
              <table:table-cell office:value-type="float" office:value="12.1812469482422">
                <text:p>12.1812469482422</text:p>
              </table:table-cell>
              <table:table-cell office:value-type="float" office:value="6.9846533203125">
                <text:p>6.9846533203125</text:p>
              </table:table-cell>
            </table:table-row>
            <table:table-row>
              <table:table-cell office:value-type="float" office:value="40">
                <text:p>40</text:p>
              </table:table-cell>
              <table:table-cell office:value-type="float" office:value="17.9891101074219">
                <text:p>17.9891101074219</text:p>
              </table:table-cell>
              <table:table-cell office:value-type="float" office:value="7.03040222167969">
                <text:p>7.03040222167969</text:p>
              </table:table-cell>
              <table:table-cell office:value-type="float" office:value="11.9879779052734">
                <text:p>11.9879779052734</text:p>
              </table:table-cell>
              <table:table-cell office:value-type="float" office:value="6.21093505859375">
                <text:p>6.21093505859375</text:p>
              </table:table-cell>
            </table:table-row>
            <table:table-row>
              <table:table-cell office:value-type="float" office:value="45">
                <text:p>45</text:p>
              </table:table-cell>
              <table:table-cell office:value-type="float" office:value="13.9983612060547">
                <text:p>13.9983612060547</text:p>
              </table:table-cell>
              <table:table-cell office:value-type="float" office:value="5.71781005859375">
                <text:p>5.71781005859375</text:p>
              </table:table-cell>
              <table:table-cell office:value-type="float" office:value="9.91563293457031">
                <text:p>9.91563293457031</text:p>
              </table:table-cell>
              <table:table-cell office:value-type="float" office:value="5.30928039550781">
                <text:p>5.30928039550781</text:p>
              </table:table-cell>
            </table:table-row>
            <table:table-row>
              <table:table-cell office:value-type="float" office:value="50">
                <text:p>50</text:p>
              </table:table-cell>
              <table:table-cell office:value-type="float" office:value="14.0946746826172">
                <text:p>14.0946746826172</text:p>
              </table:table-cell>
              <table:table-cell office:value-type="float" office:value="4.65354614257813">
                <text:p>4.65354614257813</text:p>
              </table:table-cell>
              <table:table-cell office:value-type="float" office:value="9.99123901367187">
                <text:p>9.99123901367187</text:p>
              </table:table-cell>
              <table:table-cell office:value-type="float" office:value="4.48788696289062">
                <text:p>4.48788696289062</text:p>
              </table:table-cell>
            </table:table-row>
            <table:table-row>
              <table:table-cell office:value-type="float" office:value="55">
                <text:p>55</text:p>
              </table:table-cell>
              <table:table-cell office:value-type="float" office:value="10.5729724121094">
                <text:p>10.5729724121094</text:p>
              </table:table-cell>
              <table:table-cell office:value-type="float" office:value="3.51174987792969">
                <text:p>3.51174987792969</text:p>
              </table:table-cell>
              <table:table-cell office:value-type="float" office:value="8.07556396484375">
                <text:p>8.07556396484375</text:p>
              </table:table-cell>
              <table:table-cell office:value-type="float" office:value="3.74434692382812">
                <text:p>3.74434692382812</text:p>
              </table:table-cell>
            </table:table-row>
            <table:table-row>
              <table:table-cell office:value-type="float" office:value="60">
                <text:p>60</text:p>
              </table:table-cell>
              <table:table-cell office:value-type="float" office:value="11.5009527587891">
                <text:p>11.5009527587891</text:p>
              </table:table-cell>
              <table:table-cell office:value-type="float" office:value="2.49195068359375">
                <text:p>2.49195068359375</text:p>
              </table:table-cell>
              <table:table-cell office:value-type="float" office:value="8.44893920898438">
                <text:p>8.44893920898438</text:p>
              </table:table-cell>
              <table:table-cell office:value-type="float" office:value="2.84879211425781">
                <text:p>2.84879211425781</text:p>
              </table:table-cell>
            </table:table-row>
            <table:table-row>
              <table:table-cell office:value-type="float" office:value="65">
                <text:p>65</text:p>
              </table:table-cell>
              <table:table-cell office:value-type="float" office:value="11.4810479736328">
                <text:p>11.4810479736328</text:p>
              </table:table-cell>
              <table:table-cell office:value-type="float" office:value="1.74455810546875">
                <text:p>1.74455810546875</text:p>
              </table:table-cell>
              <table:table-cell office:value-type="float" office:value="8.45343383789063">
                <text:p>8.45343383789063</text:p>
              </table:table-cell>
              <table:table-cell office:value-type="float" office:value="2.19530517578125">
                <text:p>2.19530517578125</text:p>
              </table:table-cell>
            </table:table-row>
            <table:table-row>
              <table:table-cell office:value-type="float" office:value="70">
                <text:p>70</text:p>
              </table:table-cell>
              <table:table-cell office:value-type="float" office:value="10.1613928222656">
                <text:p>10.1613928222656</text:p>
              </table:table-cell>
              <table:table-cell office:value-type="float" office:value="1.332978515625">
                <text:p>1.332978515625</text:p>
              </table:table-cell>
              <table:table-cell office:value-type="float" office:value="7.72113037109375">
                <text:p>7.72113037109375</text:p>
              </table:table-cell>
              <table:table-cell office:value-type="float" office:value="1.63251342773437">
                <text:p>1.63251342773437</text:p>
              </table:table-cell>
            </table:table-row>
            <table:table-row>
              <table:table-cell office:value-type="float" office:value="75">
                <text:p>75</text:p>
              </table:table-cell>
              <table:table-cell office:value-type="float" office:value="8.34508117675781">
                <text:p>8.34508117675781</text:p>
              </table:table-cell>
              <table:table-cell office:value-type="float" office:value="1.1082470703125">
                <text:p>1.1082470703125</text:p>
              </table:table-cell>
              <table:table-cell office:value-type="float" office:value="6.50661743164063">
                <text:p>6.50661743164063</text:p>
              </table:table-cell>
              <table:table-cell office:value-type="float" office:value="1.14195678710938">
                <text:p>1.14195678710938</text:p>
              </table:table-cell>
            </table:table-row>
            <table:table-row>
              <table:table-cell office:value-type="float" office:value="80">
                <text:p>80</text:p>
              </table:table-cell>
              <table:table-cell office:value-type="float" office:value="8.49516967773437">
                <text:p>8.49516967773437</text:p>
              </table:table-cell>
              <table:table-cell office:value-type="float" office:value="0.910643920898437">
                <text:p>0.910643920898437</text:p>
              </table:table-cell>
              <table:table-cell office:value-type="float" office:value="6.57034484863281">
                <text:p>6.57034484863281</text:p>
              </table:table-cell>
              <table:table-cell office:value-type="float" office:value="1.01257568359375">
                <text:p>1.01257568359375</text:p>
              </table:table-cell>
            </table:table-row>
            <table:table-row>
              <table:table-cell office:value-type="float" office:value="85">
                <text:p>85</text:p>
              </table:table-cell>
              <table:table-cell office:value-type="float" office:value="8.21521850585938">
                <text:p>8.21521850585938</text:p>
              </table:table-cell>
              <table:table-cell office:value-type="float" office:value="0.785115356445312">
                <text:p>0.785115356445312</text:p>
              </table:table-cell>
              <table:table-cell office:value-type="float" office:value="6.39104125976563">
                <text:p>6.39104125976563</text:p>
              </table:table-cell>
              <table:table-cell office:value-type="float" office:value="0.842100830078125">
                <text:p>0.842100830078125</text:p>
              </table:table-cell>
            </table:table-row>
            <table:table-row>
              <table:table-cell office:value-type="float" office:value="90">
                <text:p>90</text:p>
              </table:table-cell>
              <table:table-cell office:value-type="float" office:value="5.09851440429688">
                <text:p>5.09851440429688</text:p>
              </table:table-cell>
              <table:table-cell office:value-type="float" office:value="0.702606811523437">
                <text:p>0.702606811523437</text:p>
              </table:table-cell>
              <table:table-cell office:value-type="float" office:value="4.56477722167969">
                <text:p>4.56477722167969</text:p>
              </table:table-cell>
              <table:table-cell office:value-type="float" office:value="0.752208251953125">
                <text:p>0.752208251953125</text:p>
              </table:table-cell>
            </table:table-row>
            <table:table-row>
              <table:table-cell office:value-type="float" office:value="95">
                <text:p>95</text:p>
              </table:table-cell>
              <table:table-cell office:value-type="float" office:value="3.93071350097656">
                <text:p>3.93071350097656</text:p>
              </table:table-cell>
              <table:table-cell office:value-type="float" office:value="0.65172119140625">
                <text:p>0.65172119140625</text:p>
              </table:table-cell>
              <table:table-cell office:value-type="float" office:value="3.78206970214844">
                <text:p>3.78206970214844</text:p>
              </table:table-cell>
              <table:table-cell office:value-type="float" office:value="0.661834106445312">
                <text:p>0.661834106445312</text:p>
              </table:table-cell>
            </table:table-row>
            <table:table-row>
              <table:table-cell office:value-type="float" office:value="100">
                <text:p>100</text:p>
              </table:table-cell>
              <table:table-cell office:value-type="float" office:value="3.97357299804687">
                <text:p>3.97357299804687</text:p>
              </table:table-cell>
              <table:table-cell office:value-type="float" office:value="0.5843017578125">
                <text:p>0.5843017578125</text:p>
              </table:table-cell>
              <table:table-cell office:value-type="float" office:value="3.40660766601562">
                <text:p>3.40660766601562</text:p>
              </table:table-cell>
              <table:table-cell office:value-type="float" office:value="0.609022216796875">
                <text:p>0.609022216796875</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0.6.2$Linux_X86_64 LibreOffice_project/0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7" draw:display-name="Gradient 7"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10" style:family="chart" style:data-style-name="N0">
      <style:chart-properties chart:symbol-type="none" chart:link-data-style-to-source="true"/>
      <style:graphic-properties svg:stroke-width="0.08cm" svg:stroke-color="#ff420e" draw:fill-color="#ff420e"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999cm" svg:height="8.999cm" xlink:href="." xlink:type="simple" chart:class="chart:line" chart:style-name="ch1">
        <chart:title svg:x="1.963cm" svg:y="0.315cm" chart:style-name="ch2">
          <text:p>Throughput vs Number of Station Nodes (Fixed Distance 10m)</text:p>
        </chart:title>
        <chart:legend chart:legend-position="end" svg:x="11.586cm" svg:y="3.951cm" style:legend-expansion="high" chart:style-name="ch3"/>
        <chart:plot-area chart:style-name="ch4" chart:data-source-has-labels="both" svg:x="1.33cm" svg:y="1.273cm" svg:width="9.937cm" svg:height="6.566cm">
          <chartooo:coordinate-region svg:x="1.951cm" svg:y="1.472cm" svg:width="9.129cm" svg:height="5.72cm"/>
          <chart:axis chart:dimension="x" chart:name="primary-x" chart:style-name="ch5" chartooo:axis-type="auto">
            <chartooo:date-scale/>
            <chart:title svg:x="4.402cm" svg:y="8.018cm" chart:style-name="ch6">
              <text:p>Number of Station Nodes</text:p>
            </chart:title>
            <chart:categories table:cell-range-address="local-table.$A$2:.$A$11"/>
          </chart:axis>
          <chart:axis chart:dimension="y" chart:name="primary-y" chart:style-name="ch5">
            <chart:title svg:x="0.451cm" svg:y="5.989cm" chart:style-name="ch7">
              <text:p>Throughput (Mbps)</text:p>
            </chart:title>
            <chart:grid chart:style-name="ch8" chart:class="major"/>
          </chart:axis>
          <chart:series chart:style-name="ch9" chart:values-cell-range-address="local-table.$B$2:.$B$11" chart:label-cell-address="local-table.$B$1" chart:class="chart:line">
            <chart:data-point chart:repeated="10"/>
          </chart:series>
          <chart:series chart:style-name="ch10" chart:values-cell-range-address="local-table.$C$2:.$C$11" chart:label-cell-address="local-table.$C$1" chart:class="chart:line">
            <chart:data-point chart:repeated="10"/>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AARF_NO_FADING</text:p>
              </table:table-cell>
              <table:table-cell office:value-type="string">
                <text:p>CARA_NO_FADING</text:p>
              </table:table-cell>
            </table:table-row>
          </table:table-header-rows>
          <table:table-rows>
            <table:table-row>
              <table:table-cell office:value-type="float" office:value="1">
                <text:p>1</text:p>
              </table:table-cell>
              <table:table-cell office:value-type="float" office:value="20.4075415039062">
                <text:p>20.4075415039062</text:p>
              </table:table-cell>
              <table:table-cell office:value-type="float" office:value="20.3845867919922">
                <text:p>20.3845867919922</text:p>
              </table:table-cell>
            </table:table-row>
            <table:table-row>
              <table:table-cell office:value-type="float" office:value="6">
                <text:p>6</text:p>
              </table:table-cell>
              <table:table-cell office:value-type="float" office:value="12.8183605957031">
                <text:p>12.8183605957031</text:p>
              </table:table-cell>
              <table:table-cell office:value-type="float" office:value="13.7113470458984">
                <text:p>13.7113470458984</text:p>
              </table:table-cell>
            </table:table-row>
            <table:table-row>
              <table:table-cell office:value-type="float" office:value="11">
                <text:p>11</text:p>
              </table:table-cell>
              <table:table-cell office:value-type="float" office:value="11.8176635742188">
                <text:p>11.8176635742188</text:p>
              </table:table-cell>
              <table:table-cell office:value-type="float" office:value="13.3313903808594">
                <text:p>13.3313903808594</text:p>
              </table:table-cell>
            </table:table-row>
            <table:table-row>
              <table:table-cell office:value-type="float" office:value="16">
                <text:p>16</text:p>
              </table:table-cell>
              <table:table-cell office:value-type="float" office:value="9.4477099609375">
                <text:p>9.4477099609375</text:p>
              </table:table-cell>
              <table:table-cell office:value-type="float" office:value="9.89251770019531">
                <text:p>9.89251770019531</text:p>
              </table:table-cell>
            </table:table-row>
            <table:table-row>
              <table:table-cell office:value-type="float" office:value="21">
                <text:p>21</text:p>
              </table:table-cell>
              <table:table-cell office:value-type="float" office:value="5.17700988769531">
                <text:p>5.17700988769531</text:p>
              </table:table-cell>
              <table:table-cell office:value-type="float" office:value="12.6443542480469">
                <text:p>12.6443542480469</text:p>
              </table:table-cell>
            </table:table-row>
            <table:table-row>
              <table:table-cell office:value-type="float" office:value="26">
                <text:p>26</text:p>
              </table:table-cell>
              <table:table-cell office:value-type="float" office:value="4.44759582519531">
                <text:p>4.44759582519531</text:p>
              </table:table-cell>
              <table:table-cell office:value-type="float" office:value="10.7057244873047">
                <text:p>10.7057244873047</text:p>
              </table:table-cell>
            </table:table-row>
            <table:table-row>
              <table:table-cell office:value-type="float" office:value="31">
                <text:p>31</text:p>
              </table:table-cell>
              <table:table-cell office:value-type="float" office:value="0.908717651367187">
                <text:p>0.908717651367187</text:p>
              </table:table-cell>
              <table:table-cell office:value-type="float" office:value="9.59378540039062">
                <text:p>9.59378540039062</text:p>
              </table:table-cell>
            </table:table-row>
            <table:table-row>
              <table:table-cell office:value-type="float" office:value="36">
                <text:p>36</text:p>
              </table:table-cell>
              <table:table-cell office:value-type="float" office:value="1.09219482421875">
                <text:p>1.09219482421875</text:p>
              </table:table-cell>
              <table:table-cell office:value-type="float" office:value="8.4717333984375">
                <text:p>8.4717333984375</text:p>
              </table:table-cell>
            </table:table-row>
            <table:table-row>
              <table:table-cell office:value-type="float" office:value="41">
                <text:p>41</text:p>
              </table:table-cell>
              <table:table-cell office:value-type="float" office:value="1.60586669921875">
                <text:p>1.60586669921875</text:p>
              </table:table-cell>
              <table:table-cell office:value-type="float" office:value="7.61951965332031">
                <text:p>7.61951965332031</text:p>
              </table:table-cell>
            </table:table-row>
            <table:table-row>
              <table:table-cell office:value-type="float" office:value="46">
                <text:p>46</text:p>
              </table:table-cell>
              <table:table-cell office:value-type="float" office:value="0.8668212890625">
                <text:p>0.8668212890625</text:p>
              </table:table-cell>
              <table:table-cell office:value-type="float" office:value="9.15122497558594">
                <text:p>9.15122497558594</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0.6.2$Linux_X86_64 LibreOffice_project/0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10" style:family="chart" style:data-style-name="N0">
      <style:chart-properties chart:symbol-type="none" chart:link-data-style-to-source="true"/>
      <style:graphic-properties svg:stroke-width="0.08cm" svg:stroke-color="#ff420e" draw:fill-color="#ff420e"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999cm" svg:height="8.999cm" xlink:href="." xlink:type="simple" chart:class="chart:line" chart:style-name="ch1">
        <chart:title svg:x="-0.075cm" svg:y="0.315cm" chart:style-name="ch2">
          <text:p>Throughput vs Number of Station Nodes (Randomly Scattered within a 25m Radius)</text:p>
        </chart:title>
        <chart:legend chart:legend-position="end" svg:x="11.242cm" svg:y="3.951cm" style:legend-expansion="high" chart:style-name="ch3"/>
        <chart:plot-area chart:style-name="ch4" chart:data-source-has-labels="both" svg:x="1.33cm" svg:y="1.273cm" svg:width="9.593cm" svg:height="6.566cm">
          <chartooo:coordinate-region svg:x="1.951cm" svg:y="1.472cm" svg:width="8.785cm" svg:height="5.72cm"/>
          <chart:axis chart:dimension="x" chart:name="primary-x" chart:style-name="ch5" chartooo:axis-type="auto">
            <chartooo:date-scale/>
            <chart:title svg:x="4.23cm" svg:y="8.018cm" chart:style-name="ch6">
              <text:p>Number of Station Nodes</text:p>
            </chart:title>
            <chart:categories table:cell-range-address="local-table.$A$2:.$A$11"/>
          </chart:axis>
          <chart:axis chart:dimension="y" chart:name="primary-y" chart:style-name="ch5">
            <chart:title svg:x="0.451cm" svg:y="5.989cm" chart:style-name="ch7">
              <text:p>Throughput (Mbps)</text:p>
            </chart:title>
            <chart:grid chart:style-name="ch8" chart:class="major"/>
          </chart:axis>
          <chart:series chart:style-name="ch9" chart:values-cell-range-address="local-table.$B$2:.$B$11" chart:label-cell-address="local-table.$B$1" chart:class="chart:line">
            <chart:data-point chart:repeated="10"/>
          </chart:series>
          <chart:series chart:style-name="ch10" chart:values-cell-range-address="local-table.$C$2:.$C$11" chart:label-cell-address="local-table.$C$1" chart:class="chart:line">
            <chart:data-point chart:repeated="10"/>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AARF_WITH_FADING</text:p>
              </table:table-cell>
              <table:table-cell office:value-type="string">
                <text:p>CARA_WITH_FADING</text:p>
              </table:table-cell>
            </table:table-row>
          </table:table-header-rows>
          <table:table-rows>
            <table:table-row>
              <table:table-cell office:value-type="float" office:value="1">
                <text:p>1</text:p>
              </table:table-cell>
              <table:table-cell office:value-type="float" office:value="19.9068719482422">
                <text:p>19.9068719482422</text:p>
              </table:table-cell>
              <table:table-cell office:value-type="float" office:value="16.5891937255859">
                <text:p>16.5891937255859</text:p>
              </table:table-cell>
            </table:table-row>
            <table:table-row>
              <table:table-cell office:value-type="float" office:value="6">
                <text:p>6</text:p>
              </table:table-cell>
              <table:table-cell office:value-type="float" office:value="7.70539916992188">
                <text:p>7.70539916992188</text:p>
              </table:table-cell>
              <table:table-cell office:value-type="float" office:value="11.5943768310547">
                <text:p>11.5943768310547</text:p>
              </table:table-cell>
            </table:table-row>
            <table:table-row>
              <table:table-cell office:value-type="float" office:value="11">
                <text:p>11</text:p>
              </table:table-cell>
              <table:table-cell office:value-type="float" office:value="8.60223815917969">
                <text:p>8.60223815917969</text:p>
              </table:table-cell>
              <table:table-cell office:value-type="float" office:value="11.6422125244141">
                <text:p>11.6422125244141</text:p>
              </table:table-cell>
            </table:table-row>
            <table:table-row>
              <table:table-cell office:value-type="float" office:value="16">
                <text:p>16</text:p>
              </table:table-cell>
              <table:table-cell office:value-type="float" office:value="10.3914215087891">
                <text:p>10.3914215087891</text:p>
              </table:table-cell>
              <table:table-cell office:value-type="float" office:value="11.7987219238281">
                <text:p>11.7987219238281</text:p>
              </table:table-cell>
            </table:table-row>
            <table:table-row>
              <table:table-cell office:value-type="float" office:value="21">
                <text:p>21</text:p>
              </table:table-cell>
              <table:table-cell office:value-type="float" office:value="1.969931640625">
                <text:p>1.969931640625</text:p>
              </table:table-cell>
              <table:table-cell office:value-type="float" office:value="11.8415814208984">
                <text:p>11.8415814208984</text:p>
              </table:table-cell>
            </table:table-row>
            <table:table-row>
              <table:table-cell office:value-type="float" office:value="26">
                <text:p>26</text:p>
              </table:table-cell>
              <table:table-cell office:value-type="float" office:value="2.29916320800781">
                <text:p>2.29916320800781</text:p>
              </table:table-cell>
              <table:table-cell office:value-type="float" office:value="10.938642578125">
                <text:p>10.938642578125</text:p>
              </table:table-cell>
            </table:table-row>
            <table:table-row>
              <table:table-cell office:value-type="float" office:value="31">
                <text:p>31</text:p>
              </table:table-cell>
              <table:table-cell office:value-type="float" office:value="2.0816552734375">
                <text:p>2.0816552734375</text:p>
              </table:table-cell>
              <table:table-cell office:value-type="float" office:value="10.794814453125">
                <text:p>10.794814453125</text:p>
              </table:table-cell>
            </table:table-row>
            <table:table-row>
              <table:table-cell office:value-type="float" office:value="36">
                <text:p>36</text:p>
              </table:table-cell>
              <table:table-cell office:value-type="float" office:value="1.4267236328125">
                <text:p>1.4267236328125</text:p>
              </table:table-cell>
              <table:table-cell office:value-type="float" office:value="11.0575897216797">
                <text:p>11.0575897216797</text:p>
              </table:table-cell>
            </table:table-row>
            <table:table-row>
              <table:table-cell office:value-type="float" office:value="41">
                <text:p>41</text:p>
              </table:table-cell>
              <table:table-cell office:value-type="float" office:value="2.43753356933594">
                <text:p>2.43753356933594</text:p>
              </table:table-cell>
              <table:table-cell office:value-type="float" office:value="10.5853326416016">
                <text:p>10.5853326416016</text:p>
              </table:table-cell>
            </table:table-row>
            <table:table-row>
              <table:table-cell office:value-type="float" office:value="46">
                <text:p>46</text:p>
              </table:table-cell>
              <table:table-cell office:value-type="float" office:value="1.63122924804688">
                <text:p>1.63122924804688</text:p>
              </table:table-cell>
              <table:table-cell office:value-type="float" office:value="9.3835009765625">
                <text:p>9.3835009765625</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0.6.2$Linux_X86_64 LibreOffice_project/00$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